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4cm" fo:margin-left="0cm" table:align="left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5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officeooo:paragraph-rsid="0031b2c3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da4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italic"/>
    </style:style>
    <style:style style:name="T11" style:family="text">
      <style:text-properties fo:font-style="italic" style:text-underline-style="solid" style:text-underline-width="auto" style:text-underline-color="font-color"/>
    </style:style>
    <style:style style:name="T12" style:family="text">
      <style:text-properties officeooo:rsid="0036da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4">2</text:span><text:span text:style-name="T3">.</text:span><text:span text:style-name="T5">2</text:span><text:span text:style-name="T1">. </text:span><text:span text:style-name="T4">El mimo </text:span><text:span text:style-name="T5">que suma</text:span></text:p>
      <text:p text:style-name="P10"/>
      <text:p text:style-name="P10"><text:span text:style-name="T12">N</text:span>uevamente <text:span text:style-name="T12">hay que hacer</text:span> <text:span text:style-name="T12">que </text:span>el cabezal juegue a ser un mimo, pero en lugar de imitar solamente las bolitas azules, ahora hay que imitar <text:span text:style-name="T11">al mismo tiempo</text:span> las bolitas azules y las negras. El desafío es que en tu programa uses una única repetición. Explorá el entorno para encontrar la manera en la que el número de bolitas azules y el número de bolitas negras se puedan usar juntos en la repetición. Te mostramos algunos tableros iniciales y finales:</text:p>
      <text:p text:style-name="P8"><text:span text:style-name="T9"><draw:frame draw:style-name="fr1" draw:name="Image1" text:anchor-type="as-char" svg:width="4.399cm" svg:height="5.17cm" draw:z-index="2"><draw:image xlink:href="https://lh6.googleusercontent.com/xAuulpEVQfNgdt6eXLkLFVzfEolJp_h-nO39EdhqyT1FO0YuE44Yb8eAmlWI9L7CV5up0LrKsJr5uX2sLEFSuc02MCeVEAmyYuswJgkdpr4gEDqg1nqXUCLnf7va9fygaiMhbxQL" xlink:type="simple" xlink:show="embed" xlink:actuate="onLoad"/></draw:frame></text:span><text:span text:style-name="T9"> <text:s text:c="4"/></text:span><text:span text:style-name="T9"><draw:frame draw:style-name="fr1" draw:name="Image2" text:anchor-type="as-char" svg:width="4.77cm" svg:height="2.94cm" draw:z-index="0"><draw:image xlink:href="https://lh6.googleusercontent.com/ayNZpIyOAnh_SaQjF0l_1VmRJCTNuSLEIGz19Ulr8OiCOPQbBhHZKs7tbuA-rWtQWv_FvNqp9cFQzrSIij86OtjgzmEPIHEIjxGi0adC1pXAN3qJ8Nivfa2IK6_gngU4tORt4Raw" xlink:type="simple" xlink:show="embed" xlink:actuate="onLoad"/><svg:title>MimoDoble-5.png</svg:title></draw:frame></text:span><text:span text:style-name="T9"> <text:s text:c="4"/></text:span><text:span text:style-name="T9"><draw:frame draw:style-name="fr1" draw:name="Image3" text:anchor-type="as-char" svg:width="5.77cm" svg:height="4.399cm" draw:z-index="1"><draw:image xlink:href="https://lh5.googleusercontent.com/OG1E3lEVePGWMakp-QZHe-dAYjW5nfRSXkoSEU7eqUQmheXnIFoWk9_zI7sxVqmRtSkhne0tMoKuc6pAQVDEWYJLUxyabDjwzUhCIccluUugrgdyA9XldBNg_OV6R2q8LhCQcgDF" xlink:type="simple" xlink:show="embed" xlink:actuate="onLoad"/></draw:frame></text:span><text:span text:style-name="T9"> </text:span></text:p>
      <text:p text:style-name="P9"/>
      <text:p text:style-name="P7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7">Pastilla:</text:span><text:span text:style-name="T9"> </text:span><text:span text:style-name="T6">Ampliando</text:span></text:p>
            <text:p text:style-name="P6"><text:span text:style-name="T6">Los </text:span><text:span text:style-name="T8">mimos</text:span><text:span text:style-name="T9"> </text:span><text:span text:style-name="T6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1:19:21.034000000</dc:date>
    <meta:editing-duration>PT23M6S</meta:editing-duration>
    <meta:editing-cycles>33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6" meta:word-count="155" meta:character-count="950" meta:non-whitespace-character-count="789"/>
  </office:meta>
</office:document-meta>
</file>